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3ec11"/>
    </style:style>
    <style:style style:name="P4" style:family="paragraph" style:parent-style-name="Standard">
      <style:paragraph-properties fo:text-align="justify" style:justify-single-word="false"/>
      <style:text-properties officeooo:paragraph-rsid="00047fe9"/>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paragraph-properties fo:text-align="justify" style:justify-single-word="false" fo:break-before="page"/>
      <style:text-properties fo:font-size="12pt" fo:font-weight="bold" officeooo:rsid="00047fe9" officeooo:paragraph-rsid="00047fe9" style:font-size-asian="12pt" style:font-weight-asian="bold" style:font-size-complex="12pt" style:font-weight-complex="bold"/>
    </style:style>
    <style:style style:name="P10" style:family="paragraph" style:parent-style-name="Standard" style:master-page-name="Standard">
      <style:paragraph-properties style:page-number="auto"/>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officeooo:paragraph-rsid="00047fe9"/>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officeooo:rsid="00047fe9" style:font-size-asian="12pt" style:font-weight-asian="bold" style:font-size-complex="12pt" style:font-weight-complex="bold"/>
    </style:style>
    <style:style style:name="T5" style:family="text">
      <style:text-properties fo:font-size="12pt" fo:font-style="italic" style:font-size-asian="12pt" style:font-size-complex="12pt"/>
    </style:style>
    <style:style style:name="T6" style:family="text">
      <style:text-properties fo:font-size="12pt" fo:font-style="italic" fo:font-weight="bold" style:font-size-asian="12pt" style:font-weight-asian="bold" style:font-size-complex="12pt" style:font-weight-complex="bold"/>
    </style:style>
    <style:style style:name="T7" style:family="text">
      <style:text-properties fo:font-size="12pt" fo:font-style="italic" fo:font-weight="normal" style:font-size-asian="12pt" style:font-weight-asian="normal" style:font-size-complex="12pt"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047fe9" style:font-size-asian="12pt" style:font-weight-asian="normal" style:font-size-complex="12pt" style:font-weight-complex="normal"/>
    </style:style>
    <style:style style:name="T10" style:family="text">
      <style:text-properties fo:font-weight="bold" style:font-weight-asian="bold" style:font-weight-complex="bold"/>
    </style:style>
    <style:style style:name="T11" style:family="text">
      <style:text-properties fo:font-style="italic"/>
    </style:style>
    <style:style style:name="T12" style:family="text">
      <style:text-properties fo:font-size="7pt" style:font-size-asian="7pt" style:font-size-complex="7pt"/>
    </style:style>
    <style:style style:name="T13" style:family="text">
      <style:text-properties fo:font-size="7pt" fo:font-style="italic" style:font-size-asian="7pt" style:font-size-complex="7pt"/>
    </style:style>
    <style:style style:name="T14" style:family="text">
      <style:text-properties fo:font-weight="normal" style:font-weight-asian="normal" style:font-weight-complex="normal"/>
    </style:style>
    <style:style style:name="T15" style:family="text">
      <style:text-properties officeooo:rsid="00047f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Etapa de Documentación. </text:span></text:p>
      <text:p text:style-name="P1"/>
      <text:p text:style-name="P2"><text:span text:style-name="T2">En el proceso de desarrollo tiene mucha importancia la documentación transparente del código de fuente del programa.</text:span></text:p>
      <text:p text:style-name="P2"><text:span text:style-name="T2">La documentación es algo totalmente necesario para poder mantener un programa. Incluso la persona que lo ha codificado se perderá con gran facilidad en un programa a los pocos meses de haberlo terminado. No sólo hay que documentar el código (las conocidas líneas de comentario del programa), sino todas las etapas del ciclo de vida. Especialmente es importante que todas las decisiones que se han tomado queden claramente expuestas, así como las razones que han llevado a ellas.</text:span></text:p>
      <text:p text:style-name="P2"><text:span text:style-name="T2">Además, hay que generar la documentación de "caja negra", esto es, la que se refiere no a aspectos internos del programa, sino a su manejo y características "externas". Esto incluye normalmente un manual de usuario, para las personas que normalmente van a utilizarlo (en el caso de que sea un programa directamente utilizado por personas) y un manual de referencia técnica, donde se dan detalles de su instalación y explotación, de cara al personal técnico encargado de estas tareas.</text:span></text:p>
      <text:p text:style-name="P2"><text:span text:style-name="T2">En el modelo en cascada hemos colocado la etapa de documentación al final, porque es cuando se realizará la documentación definitiva, y especialmente los manuales "de caja negra" de los que hemos hablado. Pero es conveniente ir preparándola a lo largo de todo el desarrollo, según van realizándose las actividades a documentar Para gestionar esta etapa (llevar el control de las versiones de la documentación, incluso generarla automáticamente en algunos casos) también se dispone de herramientas informáticas de ayuda.</text:span></text:p>
      <text:p text:style-name="P5"/>
      <text:p text:style-name="P9">Herramientas UML</text:p>
      <text:p text:style-name="P2"><text:span text:style-name="T8">El Diagrama UML o Diagrama de Lenguaje de Modelado Unificado es una colección de diagramas que te ayudan a visualizar un programa de software. Así, estos diagramas son una combinación de actividades y secuencias de acción que se centran en procesos específicos de un periodo de tiempo. </text:span><text:span text:style-name="T9">Algunas </text:span><text:span text:style-name="Strong_20_Emphasis"><text:span text:style-name="T8">herramientas gratuitas de diagramas UML que te ayudan </text:span></text:span><text:span text:style-name="Strong_20_Emphasis"><text:span text:style-name="T9">son:</text:span></text:span></text:p>
      <text:p text:style-name="P4"><text:span text:style-name="T2">• Diagramas UML Online de Lucidchart. Una de las mejores opciones hoy en día para la creación de Diagramas UML, es el servicio online de Lucidchart. Este sitio web, nos da la posibilidad, no solamente de crear los diagramas en linea, si no además, de trabajar en conjunto con un equipo de desarrolladores o más personas de forma simultanea. Con la ventaja de que los diagramas UML que se realicen en linea, pueden ser descargados y abiertos de forma offline con el programa Visio, uno de los tradicionales para la creación de los Diagramas UML.Por si fuera poco, Lucidchart nos da la posibilidad de compartir los diagramas elaborados en linea, ya sea con nuestros compañeros de equipo o realmente donde te de la gana. Son parte de las cosas que obtendrás con el servicio de Lucidchart para la creación de tu diagrama UML.</text:span></text:p>
      <text:p text:style-name="P6"/>
      <text:p text:style-name="P2"><text:span text:style-name="T2">• Herramienta UML de Altova. Con un diseño mucho más tradicional, un trabajo visual bastante retro y amigable para los que llevamos años trabajando el desarrollo de software, tenemos la Herramienta de modelado de Altova. Destaca principalmente por ser una herramienta de modelo visual y dinámica, la cuál te irá llevando de la mano en el proceso de creación de tus diagramas UML. Por si esto fuera poco, permite lo que es la generación de código UML, algo que algunas herramientas de modelado software no ofrecen.Además, con Altova y su herramienta UML, podrás hacer lo que es la transformación de código en diagramas UML, aplicando la ingeniería inversa de la cual seguramente ya haz escuchado y por supuesto podrás tener a tu alcance toda la documentación que necesitas para trabajar sin ningún problema.</text:span></text:p>
      <text:p text:style-name="P6"/>
      <text:p text:style-name="P2"><text:span text:style-name="T2">• MagicDraw UML. A diferencia de las dos primeras, MagicDraw UML, es una de las herramientas CASE para el diseño de diagramas UML. Más específicamente el sistema No Magic que se puede encontrar dentro de ella. El objetivo de MAgicDraw, como herramienta CASE, no es solamente crear diagramas UML, estos los estaremos viendo más adelante, pero si ya sabes lo que son las herramientas CASE, entonces </text:span><text:soft-page-break/><text:span text:style-name="T2">adelante, deberías proceder a descargarla. Pues básicamente se trata de una herramienta de desarrollo, análisis y diseño bastante completa que seguramente no querrás dejar de utilizar.</text:span></text:p>
      <text:p text:style-name="P2"><text:span text:style-name="T2">• La plataforma de desarrollo de software líder en el mundo. GitHub es un servicio que permite almacenar repositorios Git en la nube. En otras palabras, es como un Google Drive para proyectos de software donde puedes encontrar código. Cuando subes tu proyecto puedes elegir entre hacerlo público o privado. La comunidad es enorme y la base de proyectos es aún más grande. GitHub también es un sitio excelente para el desarrollo colaborativo, en el que desarrolladores pueden descubrir, compartir y construir el mejor software.</text:span></text:p>
      <text:p text:style-name="P8"><text:span text:style-name="T2">Herramientas CASE</text:span></text:p>
      <text:p text:style-name="P2"><text:span text:style-name="T2">Se puede definir a las Herramientas CASE como un conjunto de programas y ayudas que dan asistencia a los analistas, ingenieros de software y desarrolladores, durante todos los pasos del Ciclo de Vida de desarrollo de un Software.</text:span></text:p>
      <text:p text:style-name="P3"><text:span text:style-name="T8">Las Herramientas CASE </text:span><text:span text:style-name="T2">son un conjunto de métodos, utilidades y técnicas que facilitan la automatización del ciclo de vida del desarrollo de sistemas de información, completamente o en alguna de sus fases.</text:span></text:p>
      <text:p text:style-name="P2"><text:span text:style-name="T2">La sigla genérica para una serie de programas y una filosofía de desarrollo de software que ayuda a automatizar el ciclo de vida de desarrollo de los sistemas.</text:span></text:p>
      <text:p text:style-name="P2"><text:span text:style-name="T2">Una innovación en la organización, un concepto avanzado en la evolución de tecnología con un potencial efecto profundo en la organización. Se puede ver al CASE como la unión de las herramientas automáticas de software y las metodologías de desarrollo de software formales.</text:span></text:p>
      <text:p text:style-name="P2"><text:span text:style-name="T2">El empleo de herramientas Case permiten integrar el proceso de ciclo de vida:</text:span></text:p>
      <text:p text:style-name="P2"><text:span text:style-name="T2">Análisis de datos y procesos integrados mediante un repositorio.</text:span></text:p>
      <text:p text:style-name="P2"><text:span text:style-name="T2">Generación de interfaces entre el análisis y el diseño.</text:span></text:p>
      <text:p text:style-name="P2"><text:span text:style-name="T2">Generación del código a partir del diseño.</text:span></text:p>
      <text:p text:style-name="P2"><text:span text:style-name="T2">Control de mantenimiento.</text:span></text:p>
      <text:p text:style-name="P2"><text:span text:style-name="T2">Tipos de Herramientas CASE</text:span></text:p>
      <text:p text:style-name="P2"><text:span text:style-name="T2">No existe una única clasificación de herramientas CASE, es difícil incluirlas en una clase determinada. Podrían clasificarse atendiendo a:</text:span></text:p>
      <text:p text:style-name="P2"><text:soft-page-break/><text:span text:style-name="T2">Las plataformas que soportan.</text:span></text:p>
      <text:p text:style-name="P2"><text:span text:style-name="T2">Las fases del ciclo de vida del desarrollo de sistemas que abarca.</text:span></text:p>
      <text:p text:style-name="P2"><text:span text:style-name="T2">La arquitectura de las aplicaciones que produce.</text:span></text:p>
      <text:p text:style-name="P2"><text:span text:style-name="T2">Su funcionalidad.</text:span></text:p>
      <text:p text:style-name="P2"><text:span text:style-name="T2">Las herramientas CASE, en función de las fases del ciclo de vida abarcadas, se pueden agrupar de la forma siguiente:</text:span></text:p>
      <text:p text:style-name="P2"><text:span text:style-name="T2">Herramientas integradas, I-CASE (Integrated CASE, CASE integrado): abarcan todas las fases del ciclo de vida del desarrollo de sistemas. Son llamadas también CASE workbench.</text:span></text:p>
      <text:p text:style-name="P2"><text:span text:style-name="T2">Las herramientas I-CASE se basan en una metodología. Tienen un repositorio y aportan técnicas estructuradas para todas las fases del ciclo de vida. Estas son las características que les confieren su mayor ventaja: una mejora de la calidad de los desarrollos. Sin embargo, no todas ellas son modernas en el sentido de aprovechar la potencia de las estaciones de trabajo o la utilización de lenguajes de alto nivel o técnicas de prototipo.</text:span></text:p>
      <text:p text:style-name="P2"><text:span text:style-name="T2">Herramientas de alto nivel, U-CASE (Upper CASE - CASE superior) o front-end, orientadas a la automatización y soporte de las actividades desarrolladas durante las primeras fases del desarrollo: análisis y diseño.</text:span></text:p>
      <text:p text:style-name="P2"><text:span text:style-name="T2">Una estrategia posible es utilizar una U-CASE para análisis y diseño, combinada con otras herramientas más modernas para las fases de construcción y pruebas. En este caso, habría que vigilar cuidadosamente la integración entre las distintas herramientas.</text:span></text:p>
      <text:p text:style-name="P2"><text:span text:style-name="T2"/></text:p>
      <text:p text:style-name="P12"><text:span text:style-name="T4">J</text:span><text:span text:style-name="T3">Unit</text:span><text:span text:style-name="T8"> </text:span></text:p>
      <text:p text:style-name="P12"><text:span text:style-name="T8">se trata de un </text:span><text:span text:style-name="Strong_20_Emphasis"><text:span text:style-name="T7">framework open source</text:span></text:span><text:span text:style-name="Strong_20_Emphasis"><text:span text:style-name="T8"> para la automatización de las pruebas</text:span></text:span><text:span text:style-name="T8"> (tanto unitarias como de integración) en los proyectos </text:span><text:span text:style-name="T7">software</text:span><text:span text:style-name="T8">. El </text:span><text:span text:style-name="T7">framework </text:span><text:span text:style-name="T8">le provee al usuario herramientas, clases y métodos que le facilitan la tarea de realizar pruebas en su sistema y así asegurar su consistencia y funcionalidad.</text:span></text:p>
      <text:p text:style-name="P11"><text:span text:style-name="T8">JUnit también sirve como </text:span><text:span text:style-name="Strong_20_Emphasis"><text:span text:style-name="T8">herramienta para realizar las pruebas de regresión,</text:span></text:span><text:span text:style-name="T8"> que se ejecutan cuando una parte del código ha sido modificada y sea necesario comprobar que se sigue cumpliendo con todos los requisitos.</text:span></text:p>
      <text:p text:style-name="P7"><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strella</meta:initial-creator>
    <meta:editing-cycles>6</meta:editing-cycles>
    <meta:creation-date>2021-10-28T01:08:00</meta:creation-date>
    <dc:date>2021-10-28T12:02:13.976339662</dc:date>
    <meta:editing-duration>PT2H23M13S</meta:editing-duration>
    <meta:generator>LibreOffice/6.4.4.2$Linux_X86_64 LibreOffice_project/40$Build-2</meta:generator>
    <meta:document-statistic meta:table-count="0" meta:image-count="0" meta:object-count="0" meta:page-count="5" meta:paragraph-count="35" meta:word-count="1269" meta:character-count="7915" meta:non-whitespace-character-count="66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